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16339" calcext:value-type="float">
            <text:p>-1.32E+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814752" calcext:value-type="float">
            <text:p>-1.81E+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.4211" calcext:value-type="float">
            <text:p>-2.42E+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.251886" calcext:value-type="float">
            <text:p>-3.25E+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703529" calcext:value-type="float">
            <text:p>-3.70E+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.361086" calcext:value-type="float">
            <text:p>-4.36E+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.996923" calcext:value-type="float">
            <text:p>-5.00E+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.575752" calcext:value-type="float">
            <text:p>-5.58E+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.22491" calcext:value-type="float">
            <text:p>-6.22E+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.667409" calcext:value-type="float">
            <text:p>-6.67E+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.341686" calcext:value-type="float">
            <text:p>-7.34E+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.784345" calcext:value-type="float">
            <text:p>-7.78E+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.526739" calcext:value-type="float">
            <text:p>-8.53E+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.839965" calcext:value-type="float">
            <text:p>-8.84E+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.580693" calcext:value-type="float">
            <text:p>-9.58E+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0.08557" calcext:value-type="float">
            <text:p>-1.01E+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.68587" calcext:value-type="float">
            <text:p>-1.07E+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.19647" calcext:value-type="float">
            <text:p>-1.12E+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.66947" calcext:value-type="float">
            <text:p>-1.17E+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2.25926" calcext:value-type="float">
            <text:p>-1.23E+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.69746" calcext:value-type="float">
            <text:p>-1.27E+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.09653" calcext:value-type="float">
            <text:p>-1.31E+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3.64987" calcext:value-type="float">
            <text:p>-1.36E+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4.07947" calcext:value-type="float">
            <text:p>-1.41E+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4.62615" calcext:value-type="float">
            <text:p>-1.46E+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5.18407" calcext:value-type="float">
            <text:p>-1.52E+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5.59519" calcext:value-type="float">
            <text:p>-1.56E+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5.9995" calcext:value-type="float">
            <text:p>-1.60E+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6.55629" calcext:value-type="float">
            <text:p>-1.66E+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.90109" calcext:value-type="float">
            <text:p>-1.69E+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7.40702" calcext:value-type="float">
            <text:p>-1.74E+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7.84113" calcext:value-type="float">
            <text:p>-1.78E+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8.15304" calcext:value-type="float">
            <text:p>-1.82E+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8.58991" calcext:value-type="float">
            <text:p>-1.86E+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8.93418" calcext:value-type="float">
            <text:p>-1.89E+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9.57342" calcext:value-type="float">
            <text:p>-1.96E+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9.86997" calcext:value-type="float">
            <text:p>-1.99E+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0.26549" calcext:value-type="float">
            <text:p>-2.03E+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0.74506" calcext:value-type="float">
            <text:p>-2.07E+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1.20744" calcext:value-type="float">
            <text:p>-2.12E+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1.50821" calcext:value-type="float">
            <text:p>-2.15E+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21.88846" calcext:value-type="float">
            <text:p>-2.19E+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2.25321" calcext:value-type="float">
            <text:p>-2.23E+0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2.65197" calcext:value-type="float">
            <text:p>-2.27E+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2.93055" calcext:value-type="float">
            <text:p>-2.29E+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23.30208" calcext:value-type="float">
            <text:p>-2.33E+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23.81637" calcext:value-type="float">
            <text:p>-2.38E+0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23.98147" calcext:value-type="float">
            <text:p>-2.40E+0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24.49838" calcext:value-type="float">
            <text:p>-2.45E+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24.7105" calcext:value-type="float">
            <text:p>-2.47E+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25.02869" calcext:value-type="float">
            <text:p>-2.50E+0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25.32797" calcext:value-type="float">
            <text:p>-2.53E+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25.70375" calcext:value-type="float">
            <text:p>-2.57E+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25.9825" calcext:value-type="float">
            <text:p>-2.60E+0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26.17166" calcext:value-type="float">
            <text:p>-2.62E+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26.69032" calcext:value-type="float">
            <text:p>-2.67E+0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27.06302" calcext:value-type="float">
            <text:p>-2.71E+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27.40426" calcext:value-type="float">
            <text:p>-2.74E+0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7.5416" calcext:value-type="float">
            <text:p>-2.75E+0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27.97062" calcext:value-type="float">
            <text:p>-2.80E+0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28.25182" calcext:value-type="float">
            <text:p>-2.83E+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28.48778" calcext:value-type="float">
            <text:p>-2.85E+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28.81833" calcext:value-type="float">
            <text:p>-2.88E+0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29.09873" calcext:value-type="float">
            <text:p>-2.91E+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29.31752" calcext:value-type="float">
            <text:p>-2.93E+0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29.59074" calcext:value-type="float">
            <text:p>-2.96E+0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29.89723" calcext:value-type="float">
            <text:p>-2.99E+0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30.26717" calcext:value-type="float">
            <text:p>-3.03E+0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30.45469" calcext:value-type="float">
            <text:p>-3.05E+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30.74586" calcext:value-type="float">
            <text:p>-3.07E+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31.02127" calcext:value-type="float">
            <text:p>-3.10E+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31.20462" calcext:value-type="float">
            <text:p>-3.12E+0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31.49778" calcext:value-type="float">
            <text:p>-3.15E+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31.71102" calcext:value-type="float">
            <text:p>-3.17E+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31.96474" calcext:value-type="float">
            <text:p>-3.20E+0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32.27704" calcext:value-type="float">
            <text:p>-3.23E+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32.49471" calcext:value-type="float">
            <text:p>-3.25E+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32.78273" calcext:value-type="float">
            <text:p>-3.28E+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32.92179" calcext:value-type="float">
            <text:p>-3.29E+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33.26787" calcext:value-type="float">
            <text:p>-3.33E+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33.47465" calcext:value-type="float">
            <text:p>-3.35E+0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33.61846" calcext:value-type="float">
            <text:p>-3.36E+0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34.08019" calcext:value-type="float">
            <text:p>-3.41E+0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34.26238" calcext:value-type="float">
            <text:p>-3.43E+0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34.48118" calcext:value-type="float">
            <text:p>-3.45E+0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34.72499" calcext:value-type="float">
            <text:p>-3.47E+0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34.6926" calcext:value-type="float">
            <text:p>-3.47E+0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35.0434" calcext:value-type="float">
            <text:p>-3.50E+0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35.23957" calcext:value-type="float">
            <text:p>-3.52E+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35.56899" calcext:value-type="float">
            <text:p>-3.56E+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35.57601" calcext:value-type="float">
            <text:p>-3.56E+0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36.06379" calcext:value-type="float">
            <text:p>-3.61E+0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36.19617" calcext:value-type="float">
            <text:p>-3.62E+0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36.56729" calcext:value-type="float">
            <text:p>-3.66E+0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36.58875" calcext:value-type="float">
            <text:p>-3.66E+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36.78228" calcext:value-type="float">
            <text:p>-3.68E+0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36.89485" calcext:value-type="float">
            <text:p>-3.69E+0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37.25612" calcext:value-type="float">
            <text:p>-3.73E+0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37.55221" calcext:value-type="float">
            <text:p>-3.76E+0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37.73019" calcext:value-type="float">
            <text:p>-3.77E+0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37.95991" calcext:value-type="float">
            <text:p>-3.80E+0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37.99242" calcext:value-type="float">
            <text:p>-3.80E+0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38.34882" calcext:value-type="float">
            <text:p>-3.83E+0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38.62977" calcext:value-type="float">
            <text:p>-3.86E+0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38.66012" calcext:value-type="float">
            <text:p>-3.87E+0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38.8167" calcext:value-type="float">
            <text:p>-3.88E+0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39.19441" calcext:value-type="float">
            <text:p>-3.92E+0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39.32574" calcext:value-type="float">
            <text:p>-3.93E+0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39.2781" calcext:value-type="float">
            <text:p>-3.93E+0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39.49732" calcext:value-type="float">
            <text:p>-3.95E+0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39.73514" calcext:value-type="float">
            <text:p>-3.97E+0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40.02365" calcext:value-type="float">
            <text:p>-4.00E+0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40.1519" calcext:value-type="float">
            <text:p>-4.02E+0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40.38509" calcext:value-type="float">
            <text:p>-4.04E+0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40.49067" calcext:value-type="float">
            <text:p>-4.05E+0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40.69269" calcext:value-type="float">
            <text:p>-4.07E+0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40.90006" calcext:value-type="float">
            <text:p>-4.09E+0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41.00836" calcext:value-type="float">
            <text:p>-4.10E+0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41.20489" calcext:value-type="float">
            <text:p>-4.12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5:05.688614982</meta:creation-date>
    <dc:date>2017-05-30T17:35:27.966922628</dc:date>
    <meta:editing-duration>PT22S</meta:editing-duration>
    <meta:editing-cycles>2</meta:editing-cycles>
    <meta:generator>LibreOffice/5.3.1.2$Linux_X86_64 LibreOffice_project/30m0$Build-2</meta:generator>
    <meta:document-statistic meta:table-count="1" meta:cell-count="238" meta:object-count="0"/>
  </office:meta>
</office:document-meta>
</file>